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rsid="00169c2e" officeooo:paragraph-rsid="00169c2e"/>
    </style:style>
    <style:style style:name="P2" style:family="paragraph" style:parent-style-name="Standard" style:list-style-name="L1">
      <style:text-properties fo:language="fr" fo:country="FR" officeooo:rsid="00169c2e" officeooo:paragraph-rsid="00169c2e"/>
    </style:style>
    <style:style style:name="P3" style:family="paragraph" style:parent-style-name="Standard" style:list-style-name="L1">
      <style:text-properties fo:language="fr" fo:country="FR" officeooo:rsid="001736ff" officeooo:paragraph-rsid="001736ff"/>
    </style:style>
    <style:style style:name="P4" style:family="paragraph" style:parent-style-name="Standard">
      <style:text-properties fo:language="fr" fo:country="FR" officeooo:rsid="001736ff" officeooo:paragraph-rsid="001736ff"/>
    </style:style>
    <style:style style:name="P5" style:family="paragraph" style:parent-style-name="Standard" style:list-style-name="L1">
      <style:text-properties fo:language="fr" fo:country="FR" officeooo:rsid="001915a2" officeooo:paragraph-rsid="001915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 : Helping the dreamers</text:p>
      <text:p text:style-name="P1">(n’est pas en lien avec la séquence)</text:p>
      <text:p text:style-name="P1"/>
      <text:list xml:id="list5636431177673250856" text:style-name="L1">
        <text:list-item>
          <text:p text:style-name="P2">Type</text:p>
          <text:list>
            <text:list-item>
              <text:p text:style-name="P2">Monologue</text:p>
            </text:list-item>
          </text:list>
        </text:list-item>
        <text:list-item>
          <text:p text:style-name="P2">Nature</text:p>
          <text:list>
            <text:list-item>
              <text:p text:style-name="P2">Discours</text:p>
            </text:list-item>
          </text:list>
        </text:list-item>
        <text:list-item>
          <text:p text:style-name="P2">Locuteurs</text:p>
          <text:list>
            <text:list-item>
              <text:p text:style-name="P2">1 homme, probablement Barack Obama</text:p>
            </text:list-item>
          </text:list>
        </text:list-item>
        <text:list-item>
          <text:p text:style-name="P2">Sujet</text:p>
          <text:list>
            <text:list-item>
              <text:p text:style-name="P3">Il faut soutenir les enfants d’immigrants qui ont grandi en Amérique</text:p>
              <text:list>
                <text:list-item>
                  <text:p text:style-name="P5">Les mesures mises en place pour protéger les « dreamers »</text:p>
                </text:list-item>
              </text:list>
            </text:list-item>
          </text:list>
        </text:list-item>
      </text:list>
      <text:p text:style-name="P4"/>
      <text:p text:style-name="P4">Ce monologue est le discours d’un homme, très probablement Barack Obama, qui parle en faveur des enfants d’immigrants. Il dit que ces enfants ont grandis en Amérique, ont établis des relations avec les américains, ont adhéré à la culture américaine... Bref, qu’ils sont américains en tout point, sauf en un seul : sur le papier. Ensuite, il nous dit de nous mettre à leur place. </text:p>
      <text:p text:style-name="P4">(Et après, je n’ai pas compri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5:09:55.469000000</meta:creation-date>
    <dc:date>2018-12-03T15:43:08.574000000</dc:date>
    <meta:editing-duration>PT2M42S</meta:editing-duration>
    <meta:editing-cycles>1</meta:editing-cycles>
    <meta:document-statistic meta:table-count="0" meta:image-count="0" meta:object-count="0" meta:page-count="1" meta:paragraph-count="13" meta:word-count="125" meta:character-count="680" meta:non-whitespace-character-count="576"/>
    <meta:generator>LibreOffice/5.1.6.2$Windows_x86 LibreOffice_project/07ac168c60a517dba0f0d7bc7540f5afa45f0909</meta:generator>
  </office:meta>
</office:document-meta>
</file>